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7228d"/>
    </style:style>
    <style:style style:name="P2" style:family="paragraph" style:parent-style-name="Standard">
      <style:text-properties officeooo:paragraph-rsid="00172826"/>
    </style:style>
    <style:style style:name="T1" style:family="text">
      <style:text-properties officeooo:rsid="0017228d"/>
    </style:style>
    <style:style style:name="T2" style:family="text">
      <style:text-properties officeooo:rsid="00172826"/>
    </style:style>
    <style:style style:name="T3" style:family="text">
      <style:text-properties officeooo:rsid="0017db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Landon Vance</text:span></text:p>
      <text:p text:style-name="Standard"/>
      <text:p text:style-name="Standard">Battlefield Strategy Design:</text:p>
      <text:p text:style-name="Standard"/>
      <text:p text:style-name="Standard"><text:tab/>The goal of this project is to create a turn based strategy game that rewards players for coordinated unit placement, movement, and attacks. <text:s/>Through the use of flanking, varying terrain, and unit types this game should encourage players to develop unique, responsive, and exciting strategies. <text:s/>Design of this game should focus on unit interaction, and be split according to three basic categories: <text:s/>Unit Properties, Unit Movement, and Unit Attack.</text:p>
      <text:p text:style-name="Standard"/>
      <text:p text:style-name="Standard">Overarching Design:</text:p>
      <text:p text:style-name="Standard"><text:tab/>-Made in GameMaker</text:p>
      <text:p text:style-name="Standard"><text:tab/>-2D overhead view</text:p>
      <text:p text:style-name="Standard"><text:tab/>-Grid map pattern</text:p>
      <text:p text:style-name="Standard"><text:tab/>-Many different “unit” types</text:p>
      <text:p text:style-name="Standard"><text:tab/>-Many different “terrain” types</text:p>
      <text:p text:style-name="Standard"/>
      <text:p text:style-name="Standard">Basic Units:</text:p>
      <text:p text:style-name="Standard"/>
      <text:p text:style-name="Standard">-Archer: <text:s/>Medium damage, high range unit</text:p>
      <text:p text:style-name="Standard">-Calvary: <text:s/>High damage, mobile unit</text:p>
      <text:p text:style-name="Standard">-Heavy Infantry: <text:s/>High-armor, low mobility unit</text:p>
      <text:p text:style-name="Standard">-Light Infantry: <text:s/>All around unit</text:p>
      <text:p text:style-name="Standard">-Mage: <text:s/>Ranged, <text:span text:style-name="T2">unarmored unit</text:span></text:p>
      <text:p text:style-name="Standard"/>
      <text:p text:style-name="Standard">Unit Properties:</text:p>
      <text:p text:style-name="Standard"/>
      <text:p text:style-name="Standard"><text:tab/>In order for units to interact with each-other it is necessary for them to share certain basic attributes. <text:s/><text:span text:style-name="T2">T</text:span>o ensure that the units “feel” distinct, <text:span text:style-name="T2">however,</text:span> it is also necessary that each unit have varying magnitudes of these basic properties, as well as have some special properties that make them unique.</text:p>
      <text:p text:style-name="Standard"/>
      <text:p text:style-name="Standard"><text:tab/>Basic Properties:</text:p>
      <text:p text:style-name="Standard"><text:tab/><text:tab/>-Health</text:p>
      <text:p text:style-name="Standard"><text:tab/><text:tab/>-Armor</text:p>
      <text:p text:style-name="Standard"><text:tab/><text:tab/>-Attack Damage</text:p>
      <text:p text:style-name="Standard"><text:tab/><text:tab/>-Attack Range</text:p>
      <text:p text:style-name="Standard"><text:tab/><text:tab/>-Movement Range</text:p>
      <text:p text:style-name="Standard"/>
      <text:p text:style-name="Standard"><text:tab/>Special Properties:</text:p>
      <text:p text:style-name="Standard"><text:tab/><text:tab/>-Archer:</text:p>
      <text:p text:style-name="Standard"><text:tab/><text:tab/><text:tab/>-Extra High-Ground advantage</text:p>
      <text:p text:style-name="Standard"><text:tab/><text:tab/><text:tab/>-More vulnerable to flanking</text:p>
      <text:p text:style-name="Standard"><text:tab/><text:tab/>-Calvary:</text:p>
      <text:p text:style-name="Standard"><text:tab/><text:tab/><text:tab/>-Extra flanking damage.</text:p>
      <text:p text:style-name="Standard"><text:tab/><text:tab/><text:tab/>-Severely inhibited by rough terrain</text:p>
      <text:p text:style-name="Standard"><text:tab/><text:tab/>-Heavy Infantry:</text:p>
      <text:p text:style-name="Standard"><text:tab/><text:tab/><text:tab/>-Less vulnerable to flanking</text:p>
      <text:p text:style-name="Standard"><text:tab/><text:tab/><text:tab/>-Gain armor for adjacent (allied) heavy infantry<text:tab/></text:p>
      <text:p text:style-name="Standard"><text:soft-page-break/><text:tab/><text:tab/>- Light Infantry:</text:p>
      <text:p text:style-name="Standard"><text:tab/><text:tab/><text:tab/>-Less affected by rough terrain</text:p>
      <text:p text:style-name="Standard"><text:tab/><text:tab/>-Mage:</text:p>
      <text:p text:style-name="Standard"><text:tab/><text:tab/><text:tab/>-Attack ignores armor</text:p>
      <text:p text:style-name="Standard"><text:tab/><text:tab/><text:tab/>-Gains extra attack for adjacent (allied) mages</text:p>
      <text:p text:style-name="Standard"/>
      <text:p text:style-name="Standard">Terrain Properties</text:p>
      <text:p text:style-name="Standard"/>
      <text:p text:style-name="Standard"><text:tab/>-Terrain Types:</text:p>
      <text:p text:style-name="Standard"><text:tab/><text:tab/>-Mountains:</text:p>
      <text:p text:style-name="Standard"><text:tab/><text:tab/><text:tab/>-Armor bonus</text:p>
      <text:p text:style-name="Standard"><text:tab/><text:tab/><text:tab/>-Bonus attack damage vs. units not on mountains</text:p>
      <text:p text:style-name="Standard"><text:tab/><text:tab/><text:tab/>-Slows movement</text:p>
      <text:p text:style-name="Standard"><text:tab/><text:tab/>-Hills:</text:p>
      <text:p text:style-name="Standard"><text:tab/><text:tab/><text:tab/>-Bonus attack damage vs. units not on hills or mountains</text:p>
      <text:p text:style-name="Standard"><text:tab/><text:tab/><text:tab/>-Slows movement</text:p>
      <text:p text:style-name="Standard"><text:tab/><text:tab/>-River:</text:p>
      <text:p text:style-name="Standard"><text:tab/><text:tab/><text:tab/>-Armor reduction</text:p>
      <text:p text:style-name="Standard"><text:tab/><text:tab/><text:tab/>-Stops movement</text:p>
      <text:p text:style-name="Standard"><text:tab/><text:tab/>-Swamp</text:p>
      <text:p text:style-name="Standard"><text:tab/><text:tab/><text:tab/>-Massive armor reduction</text:p>
      <text:p text:style-name="Standard"><text:tab/><text:tab/><text:tab/>-<text:span text:style-name="T2">S</text:span>tops movement</text:p>
      <text:p text:style-name="Standard"/>
      <text:p text:style-name="Standard">Unit Movement:</text:p>
      <text:p text:style-name="Standard"/>
      <text:p text:style-name="Standard"><text:tab/>One of the major goals of this game is to reward intelligent <text:span text:style-name="T2">unit</text:span> positioning, it follows that the way different units move should affect this positioning. <text:s/>Unit movement is intuitive within the grid pattern. <text:s/>Units may move either up, down, left, or right. <text:s/>Each of these movements costs one move-range. <text:s/><text:span text:style-name="T2">Terrain interaction with movement should make each map (or room in game-Maker Speak) feel like a new challenge</text:span>. <text:s/>Hills and Mountains should cost more “movement units<text:span text:style-name="T2">”</text:span> to travel over. <text:s/>Because of this mountains will represent a significant barrier to army movement while providing a <text:span text:style-name="T2">tactical</text:span> advantage (as explained in the Unit Attack section). <text:s/>River and swamp terrain should bring a unit to a halt (that is moving onto a river or swamp square should consume the rest of a unit's movement for that turn). <text:s/>By doing this water effectively segments battlefields, mak<text:span text:style-name="T2">ing</text:span> crossing rivers very dangerous, and holding river crossing<text:span text:style-name="T2">s</text:span> crucial. <text:s/>In order to prevent abuse of good defensive terrain position unit “stacking” is prevented; that is only one unit may occupy a grid space.</text:p>
      <text:p text:style-name="Standard"/>
      <text:p text:style-name="Standard">Unit Attack:</text:p>
      <text:p text:style-name="Standard"/>
      <text:p text:style-name="Standard"><text:tab/>Attacking always occurs after a unit<text:span text:style-name="T2">'</text:span>s movement (if the unit chooses to move at all). <text:s/>Attacking ends a unit's turn. <text:s/>The attack phase of the game hinges upon unit placement and terrain interaction. <text:s/>The actual attack calculations are standard and quite simple (in pseudo-code):</text:p>
      <text:p text:style-name="Standard"/>
      <text:p text:style-name="Standard"><text:tab/>VictimUnit.health -= AttackingUnit.attack – VictimUnit.armor</text:p>
      <text:p text:style-name="Standard"/>
      <text:p text:style-name="Standard">Any effect placement or terrain has on the attack phase stems from attack and armor manipulation. <text:s/>A few examples:</text:p>
      <text:p text:style-name="Standard"/>
      <text:p text:style-name="Standard"><text:tab/>-Heavy Infantry being attacked will take less damage if there are adjacent allied Heavy Infantry <text:soft-page-break/><text:tab/> units because the heavy infantry will have extra armor.</text:p>
      <text:p text:style-name="Standard"><text:tab/>-An archer attacking from a mountain will do extra damage because of the mountain attack <text:tab/> <text:tab/> damage bonus.</text:p>
      <text:p text:style-name="Standard"><text:tab/>-A Calvary unit will deal more damage to an archer's flank because the Calvary <text:span text:style-name="T2">deals</text:span> extra <text:tab/> <text:tab/> damage <text:span text:style-name="T2">while</text:span> flanking and the archer has less armor because it is getting flanked.</text:p>
      <text:p text:style-name="Standard"/>
      <text:p text:style-name="Standard">Extra Customization:</text:p>
      <text:p text:style-name="Standard"/>
      <text:p text:style-name="P1"><text:tab/><text:span text:style-name="T1">A</text:span>ddition<text:span text:style-name="T1">al</text:span> choices should be provided <text:span text:style-name="T1">i</text:span>n order to diversify the tools at player<text:span text:style-name="T1">'</text:span>s disposal <text:span text:style-name="T1">(and keep the game interesting)</text:span>. <text:s/>These choices include a choice between addition<text:span text:style-name="T2">al</text:span> unit abilities and/or special units. <text:s/></text:p>
      <text:p text:style-name="Standard"/>
      <text:p text:style-name="Standard"><text:tab/>Additional Special Abilities:</text:p>
      <text:p text:style-name="Standard"><text:tab/><text:tab/>-Archer:</text:p>
      <text:p text:style-name="Standard"><text:tab/><text:tab/><text:tab/>-Extra attack range</text:p>
      <text:p text:style-name="Standard"><text:tab/><text:tab/>-Calvary:</text:p>
      <text:p text:style-name="Standard"><text:tab/><text:tab/><text:tab/>-Can use “leftover” movement to retreat after attacking</text:p>
      <text:p text:style-name="Standard"><text:tab/><text:tab/>-Heavy Infantry:</text:p>
      <text:p text:style-name="Standard"><text:tab/><text:tab/><text:tab/>-Deals damage back when attacked.</text:p>
      <text:p text:style-name="Standard"><text:tab/><text:tab/>-Light Infantry:</text:p>
      <text:p text:style-name="Standard"><text:tab/><text:tab/><text:tab/><text:span text:style-name="T1">-Immune to terrain disadvantages</text:span></text:p>
      <text:p text:style-name="Standard"><text:tab/><text:tab/>-Mage</text:p>
      <text:p text:style-name="Standard"><text:tab/><text:tab/><text:tab/>-Ability to heal a nearby unit</text:p>
      <text:p text:style-name="Standard"><text:tab/><text:tab/><text:tab/><text:tab/>or</text:p>
      <text:p text:style-name="Standard"><text:tab/><text:tab/><text:tab/>-Ability to lower a nearby enemy unit armor</text:p>
      <text:p text:style-name="Standard"/>
      <text:p text:style-name="Standard"><text:tab/><text:span text:style-name="T1">Additional Units:</text:span></text:p>
      <text:p text:style-name="Standard"><text:span text:style-name="T1"><text:tab/><text:tab/>-Ranger: <text:s/>Enhanced Archer</text:span></text:p>
      <text:p text:style-name="Standard"><text:span text:style-name="T1"><text:tab/><text:tab/>-First-Sword: <text:s/>Enhanced Infantry</text:span></text:p>
      <text:p text:style-name="Standard"><text:span text:style-name="T1"><text:tab/><text:tab/>-High-Mage: <text:s/>Enhanced Mage</text:span></text:p>
      <text:p text:style-name="Standard"><text:span text:style-name="T1"><text:tab/><text:tab/>-Commander: <text:s/>Grants bonus stats to all nearby units.</text:span></text:p>
      <text:p text:style-name="Standard"><text:span text:style-name="T1"/></text:p>
      <text:p text:style-name="P1"><text:span text:style-name="T1">Additional design decisions:</text:span></text:p>
      <text:p text:style-name="P1"><text:span text:style-name="T1"/></text:p>
      <text:p text:style-name="P1"><text:span text:style-name="T1">Game Modes:</text:span></text:p>
      <text:p text:style-name="P1"><text:span text:style-name="T1"/></text:p>
      <text:p text:style-name="P1"><text:span text:style-name="T1"><text:tab/>In order to further diversify game play multiple game modes should be provided. <text:s/>These different modes should encourage and reward different styles of play.</text:span></text:p>
      <text:p text:style-name="P1"><text:span text:style-name="T1"/></text:p>
      <text:p text:style-name="P1"><text:span text:style-name="T1"><text:tab/>-Last Man Standing Mode: <text:s/>Victory is gained by destroying all of the opponents units.</text:span></text:p>
      <text:p text:style-name="P1"><text:span text:style-name="T1"><text:tab/>-Capture the Flag Mode: <text:s/>Victory is achieved by destroying one particular unit (unit instance)</text:span></text:p>
      <text:p text:style-name="P1"><text:span text:style-name="T1"/></text:p>
      <text:p text:style-name="P1"><text:span text:style-name="T1">User interface:</text:span></text:p>
      <text:p text:style-name="P1"><text:span text:style-name="T1"/></text:p>
      <text:p text:style-name="P1"><text:span text:style-name="T1"><text:tab/>The user interface should use a mix of keyboard and mouse input, and should be minimalistic and intuitive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Class Design:</text:span></text:p>
      <text:p text:style-name="P1"><text:span text:style-name="T1"/></text:p>
      <text:p text:style-name="P1"><text:span text:style-name="T1"><text:tab/>Class design in this game is intuitive, if a little different because of Game-Maker Language. <text:s/>The G</text:span><text:span text:style-name="T2">ame</text:span><text:span text:style-name="T1">M</text:span><text:span text:style-name="T2">aker</text:span><text:span text:style-name="T1">L</text:span><text:span text:style-name="T2">anguage</text:span><text:span text:style-name="T1"> version of classes are objects. <text:s/>Every specific unit-object (Archer, Calvary, etc...) inherits from a parent object simply named 'Unit'. <text:s/>Any shared functionality should reside within the parent </text:span><text:span text:style-name="T3">U</text:span><text:span text:style-name="T1">nit code. <text:s/>Every terrain type should inherit from a parent object simply named 'Terrain'. <text:s/>As with the units, any shared functionality should reside in the code of the parent object.</text:span></text:p>
      <text:p text:style-name="P1"><text:span text:style-name="T1"/></text:p>
      <text:p text:style-name="P1"><text:span text:style-name="T1">Story:</text:span></text:p>
      <text:p text:style-name="P1"><text:span text:style-name="T1"/></text:p>
      <text:p text:style-name="P1"><text:span text:style-name="T1"><text:tab/>Traditionally, 2D games do not include intricate story lines (if they include story at all), and this game will be no exception to that rule. <text:s/>Some introduction/tutorial should by given stating that the game is about the strategic clashing of armies, but a story</text:span><text:span text:style-name="T3">-line </text:span><text:span text:style-name="T1">in the conventional sense will not be includ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8T14:52:54</meta:creation-date>
    <dc:date>2013-03-01T18:06:36.99</dc:date>
    <meta:editing-duration>PT28M35S</meta:editing-duration>
    <meta:editing-cycles>2</meta:editing-cycles>
    <meta:generator>LibreOffice/3.6$Windows_x86 LibreOffice_project/2ef5aff-a6fb0ff-166bdff-cf087ad-0f1389</meta:generator>
    <meta:document-statistic meta:table-count="0" meta:image-count="0" meta:object-count="0" meta:page-count="4" meta:paragraph-count="93" meta:word-count="897" meta:character-count="6005" meta:non-whitespace-character-count="5005"/>
  </office:meta>
</office:document-meta>
</file>